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028in" fo:margin-left="0.5in" table:align="left" style:shadow="none"/>
    </style:style>
    <style:style style:name="Table1.A" style:family="table-column">
      <style:table-column-properties style:column-width="0.709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1.1903in"/>
    </style:style>
    <style:style style:name="Table1.D" style:family="table-column">
      <style:table-column-properties style:column-width="1.0299in"/>
    </style:style>
    <style:style style:name="Table1.E" style:family="table-column">
      <style:table-column-properties style:column-width="0.6556in"/>
    </style:style>
    <style:style style:name="Table1.A1" style:family="table-cell">
      <style:table-cell-properties fo:padding-left="0.0799in" fo:padding-right="0.0799in" fo:padding-top="0.0403in" fo:padding-bottom="0.0403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-left="0.0799in" fo:padding-right="0.0799in" fo:padding-top="0.0403in" fo:padding-bottom="0.0403in" fo:border="0.0007in solid #000000"/>
    </style:style>
    <style:style style:name="Table1.A2" style:family="table-cell">
      <style:table-cell-properties fo:padding-left="0.0799in" fo:padding-right="0.0799in" fo:padding-top="0.0403in" fo:padding-bottom="0.0403in" fo:border-left="0.0007in solid #000000" fo:border-right="none" fo:border-top="none" fo:border-bottom="0.0007in solid #000000"/>
    </style:style>
    <style:style style:name="Table1.E2" style:family="table-cell">
      <style:table-cell-properties fo:padding-left="0.0799in" fo:padding-right="0.0799in" fo:padding-top="0.0403in" fo:padding-bottom="0.0403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7" style:family="paragraph" style:parent-style-name="Subtitle">
      <style:text-properties style:font-name="Kristen ITC" fo:font-size="12pt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margin-left="0in" fo:margin-right="0in" fo:text-indent="0in" style:auto-text-indent="false"/>
    </style:style>
    <style:style style:name="P10" style:family="paragraph" style:parent-style-name="Contents_20_2">
      <style:paragraph-properties fo:margin-left="0in" fo:margin-right="0in" fo:text-indent="0in" style:auto-text-indent="false"/>
    </style:style>
    <style:style style:name="P11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2" style:family="paragraph" style:parent-style-name="Contents_20_2" style:list-style-name="MyList1"/>
    <style:style style:name="P13" style:family="paragraph" style:parent-style-name="Contents_20_2" style:list-style-name="CheckContent4"/>
    <style:style style:name="P14" style:family="paragraph" style:parent-style-name="Heading_20_1">
      <style:paragraph-properties fo:break-before="page"/>
    </style:style>
    <style:style style:name="P15" style:family="paragraph" style:parent-style-name="Contents_20_1" style:list-style-name="Check"/>
    <style:style style:name="P16" style:family="paragraph" style:parent-style-name="Contents_20_1" style:list-style-name="Check">
      <style:paragraph-properties fo:margin-left="0.6in" fo:margin-right="0in" fo:text-indent="-0.3in" style:auto-text-indent="false"/>
    </style:style>
    <style:style style:name="P17" style:family="paragraph" style:parent-style-name="Contents_20_1" style:list-style-name="Check">
      <style:paragraph-properties fo:margin-left="0.8in" fo:margin-right="0in" fo:text-indent="-0.25in" style:auto-text-indent="false"/>
    </style:style>
    <style:style style:name="P18" style:family="paragraph" style:parent-style-name="Table_20_Contents">
      <style:text-properties style:font-name-complex="Mangal1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6">AC-Delco Remy Alternator Windmill</text:p>
      <text:p text:style-name="P7"/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homas G (08/2014)</text:span><text:tab/><text:tab/> <text:s text:c="7"/><text:tab/><text:tab/></text:p>
      <text:p text:style-name="P5"><text:tab/><text:tab/><text:span text:style-name="T4">Feel free to use: no strings attached (text content only / images respectfully referenced) <text:s text:c="27"/></text:span></text:p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1. <text:a xlink:type="simple" xlink:href="#__RefHeading__2026_329140064" text:style-name="Internet_20_link" text:visited-style-name="Visited_20_Internet_20_Link">INTRODUCTION</text:a><text:tab/>2</text:p>
          <text:p text:style-name="P8">2. <text:a xlink:type="simple" xlink:href="#__RefHeading__506_2114326999" text:style-name="Internet_20_link" text:visited-style-name="Visited_20_Internet_20_Link">Materials</text:a><text:tab/>2</text:p>
          <text:p text:style-name="P8">3. <text:a xlink:type="simple" xlink:href="#__RefHeading__508_2114326999" text:style-name="Internet_20_link" text:visited-style-name="Visited_20_Internet_20_Link">Power Materials</text:a><text:tab/>2</text:p>
          <text:p text:style-name="P8">4. <text:a xlink:type="simple" xlink:href="#__RefHeading__510_2114326999" text:style-name="Internet_20_link" text:visited-style-name="Visited_20_Internet_20_Link">Assembly Instructions</text:a><text:tab/>2</text:p>
          <text:p text:style-name="P11">4.1 <text:a xlink:type="simple" xlink:href="#__RefHeading__512_2114326999" text:style-name="Internet_20_link" text:visited-style-name="Visited_20_Internet_20_Link">Frame</text:a><text:tab/>2</text:p>
        </text:index-body>
      </text:table-of-content>
      <text:p text:style-name="P2"/>
      <text:p text:style-name="Normal"/>
      <text:h text:style-name="P14" text:outline-level="1"><text:bookmark-start text:name="__RefHeading__2026_329140064"/>INTRODUCTION<text:subject/><text:bookmark-end text:name="__RefHeading__2026_329140064"/></text:h>
      <text:h text:style-name="Heading_20_2" text:outline-level="2">Specifications</text:h>
      <text:p text:style-name="Contents_20_2"/>
      <text:list xml:id="list3319624584709173102" text:style-name="CheckContent4">
        <text:list-item>
          <text:p text:style-name="P13">Gear Ratio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Input</text:p>
          </table:table-cell>
          <table:table-cell table:style-name="Table1.A1" office:value-type="string">
            <text:p text:style-name="P19">Output</text:p>
          </table:table-cell>
          <table:table-cell table:style-name="Table1.A1" office:value-type="string">
            <text:p text:style-name="P19">Ratio</text:p>
          </table:table-cell>
          <table:table-cell table:style-name="Table1.E1" office:value-type="string">
            <text:p text:style-name="P19">Rotation</text:p>
          </table:table-cell>
        </table:table-row>
        <table:table-row>
          <table:table-cell table:style-name="Table1.A2" office:value-type="string">
            <text:p text:style-name="P18">Hub-Gear</text:p>
          </table:table-cell>
          <table:table-cell table:style-name="Table1.A2" office:value-type="string">
            <text:p text:style-name="P18">Blades</text:p>
          </table:table-cell>
          <table:table-cell table:style-name="Table1.A2" office:value-type="string">
            <text:p text:style-name="P18">26 Outside Gears</text:p>
          </table:table-cell>
          <table:table-cell table:style-name="Table1.A2" office:value-type="string">
            <text:p text:style-name="P18">1:1 ( x1 )</text:p>
          </table:table-cell>
          <table:table-cell table:style-name="Table1.E2" office:value-type="string">
            <text:p text:style-name="P18">Clockwise</text:p>
          </table:table-cell>
        </table:table-row>
        <table:table-row>
          <table:table-cell table:style-name="Table1.A2" office:value-type="string">
            <text:p text:style-name="P18">Gear-1</text:p>
          </table:table-cell>
          <table:table-cell table:style-name="Table1.A2" office:value-type="string">
            <text:p text:style-name="P18">26 Outside Gears</text:p>
          </table:table-cell>
          <table:table-cell table:style-name="Table1.A2" office:value-type="string">
            <text:p text:style-name="P18">14 Inside Gears</text:p>
          </table:table-cell>
          <table:table-cell table:style-name="Table1.A2" office:value-type="string">
            <text:p text:style-name="P18">13:7 ( x0.5385 )</text:p>
          </table:table-cell>
          <table:table-cell table:style-name="Table1.E2" office:value-type="string">
            <text:p text:style-name="P18">Counter</text:p>
            <text:p text:style-name="P18">Clockwise</text:p>
          </table:table-cell>
        </table:table-row>
        <table:table-row>
          <table:table-cell table:style-name="Table1.A2" office:value-type="string">
            <text:p text:style-name="P18">Gear-2</text:p>
          </table:table-cell>
          <table:table-cell table:style-name="Table1.A2" office:value-type="string">
            <text:p text:style-name="P18">14 Inside Gears ( Gear-1 )</text:p>
            <text:p text:style-name="P18">22 Gears</text:p>
          </table:table-cell>
          <table:table-cell table:style-name="Table1.A2" office:value-type="string">
            <text:p text:style-name="P18">22 Gears</text:p>
            <text:p text:style-name="P18">8 Gears ( Gear-3 <text:s/>)</text:p>
          </table:table-cell>
          <table:table-cell table:style-name="Table1.A2" office:value-type="string">
            <text:p text:style-name="P18">4:7 ( x1.75 )</text:p>
          </table:table-cell>
          <table:table-cell table:style-name="Table1.E2" office:value-type="string">
            <text:p text:style-name="P18">Clockwise</text:p>
          </table:table-cell>
        </table:table-row>
        <table:table-row>
          <table:table-cell table:style-name="Table1.A2" office:value-type="string">
            <text:p text:style-name="P18">Gear-3</text:p>
          </table:table-cell>
          <table:table-cell table:style-name="Table1.A2" office:value-type="string">
            <text:p text:style-name="P18">8 Inside Gears</text:p>
          </table:table-cell>
          <table:table-cell table:style-name="Table1.A2" office:value-type="string">
            <text:p text:style-name="P18">26 Outside Gears</text:p>
          </table:table-cell>
          <table:table-cell table:style-name="Table1.A2" office:value-type="string">
            <text:p text:style-name="P18">4:13 ( x3.25 )</text:p>
          </table:table-cell>
          <table:table-cell table:style-name="Table1.E2" office:value-type="string">
            <text:p text:style-name="P18">Counter</text:p>
            <text:p text:style-name="P18">Clockwise</text:p>
          </table:table-cell>
        </table:table-row>
        <table:table-row>
          <table:table-cell table:style-name="Table1.A2" office:value-type="string">
            <text:p text:style-name="P18">Gear-4</text:p>
          </table:table-cell>
          <table:table-cell table:style-name="Table1.A2" office:value-type="string">
            <text:p text:style-name="P18">13 Inside Gears</text:p>
          </table:table-cell>
          <table:table-cell table:style-name="Table1.A2" office:value-type="string">
            <text:p text:style-name="P18">26 Outside Gears</text:p>
          </table:table-cell>
          <table:table-cell table:style-name="Table1.A2" office:value-type="string">
            <text:p text:style-name="P18">1:2 ( x2 )</text:p>
          </table:table-cell>
          <table:table-cell table:style-name="Table1.E2" office:value-type="string">
            <text:p text:style-name="P18">Clockwise</text:p>
          </table:table-cell>
        </table:table-row>
        <table:table-row>
          <table:table-cell table:style-name="Table1.A2" office:value-type="string">
            <text:p text:style-name="P18">Gear-5</text:p>
          </table:table-cell>
          <table:table-cell table:style-name="Table1.A2" office:value-type="string">
            <text:p text:style-name="P18">18 Inside Gears</text:p>
          </table:table-cell>
          <table:table-cell table:style-name="Table1.A2" office:value-type="string">
            <text:p text:style-name="P18">26 Outside Gears</text:p>
          </table:table-cell>
          <table:table-cell table:style-name="Table1.A2" office:value-type="string">
            <text:p text:style-name="P18">9:13 ( x1.44 )</text:p>
          </table:table-cell>
          <table:table-cell table:style-name="Table1.E2" office:value-type="string">
            <text:p text:style-name="P18">Counter</text:p>
            <text:p text:style-name="P18">Clockwise</text:p>
          </table:table-cell>
        </table:table-row>
        <table:table-row>
          <table:table-cell table:style-name="Table1.A2" office:value-type="string">
            <text:p text:style-name="P18">Gear-6</text:p>
            <text:p text:style-name="P18">Alternator</text:p>
          </table:table-cell>
          <table:table-cell table:style-name="Table1.A2" office:value-type="string">
            <text:p text:style-name="P18">26 Outside Gears ( Gear-5 )</text:p>
          </table:table-cell>
          <table:table-cell table:style-name="Table1.A2" office:value-type="string">
            <text:p text:style-name="P18">11 Alternator Gears</text:p>
          </table:table-cell>
          <table:table-cell table:style-name="Table1.A2" office:value-type="string">
            <text:p text:style-name="P18">26:11 ( x2.36 )</text:p>
          </table:table-cell>
          <table:table-cell table:style-name="Table1.E2" office:value-type="string">
            <text:p text:style-name="P18">Clockwise</text:p>
          </table:table-cell>
        </table:table-row>
      </table:table>
      <text:p text:style-name="Contents_20_2"/>
      <text:list xml:id="list31289986" text:continue-numbering="true" text:style-name="CheckContent4">
        <text:list-item>
          <text:list>
            <text:list-item>
              <text:p text:style-name="P13">Total Ratio = Gear-Up x 20.8152</text:p>
            </text:list-item>
          </text:list>
        </text:list-item>
      </text:list>
      <text:p text:style-name="Contents_20_1"/>
      <text:p text:style-name="Contents_20_1"/>
      <text:p text:style-name="Contents_20_1"/>
      <text:h text:style-name="Heading_20_1" text:outline-level="1"><text:bookmark-start text:name="__RefHeading__506_2114326999"/>Materials ( $183.76 )<text:bookmark-end text:name="__RefHeading__506_2114326999"/></text:h>
      <text:p text:style-name="Contents_20_1"/>
      <text:h text:style-name="Heading_20_2" text:outline-level="2">Hardware Materials ( $51.20 )</text:h>
      <text:p text:style-name="P10"/>
      <text:list xml:id="list365104081563942054" text:style-name="Check">
        <text:list-item>
          <text:p text:style-name="P16">Double 5” Vinyl Lap Siding [ $7.95 @ 12-feet ]</text:p>
          <text:list>
            <text:list-item>
              <text:p text:style-name="P17">Purchase @ <text:a xlink:type="simple" xlink:href="https://www.homedepot.com/p/Double-5-in-x-144-in-Beige-Vinyl-Lap-Siding-PC50NBH/302174965" text:style-name="Internet_20_link" text:visited-style-name="Visited_20_Internet_20_Link">https://www.homedepot.com/p/Double-5-in-x-144-in-Beige-Vinyl-Lap-Siding-PC50NBH/302174965</text:a> </text:p>
            </text:list-item>
          </text:list>
        </text:list-item>
      </text:list>
      <text:p text:style-name="P9"/>
      <text:list xml:id="list31289624" text:continue-numbering="true" text:style-name="Check">
        <text:list-item>
          <text:p text:style-name="P16">(8) Aluminum DIN Rails - 35mm x 10mm x 1M, slotted [ $32 ($8.00/2-pack@1M) ]</text:p>
          <text:list>
            <text:list-item>
              <text:p text:style-name="P17">Purchase @ <text:a xlink:type="simple" xlink:href="https://www.automationdirect.com/adc/Shopping/Catalog/Enclosures_-z-_Subpanels_-z-_Thermal_Management_-z-_Lighting/Enclosure_Parts_-a-_Accessories/Internal_Component_Mounting_Accessories/DIN_Rails/DN-R35SAL1-2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-2</text:a> </text:p>
            </text:list-item>
          </text:list>
        </text:list-item>
      </text:list>
      <text:p text:style-name="P9"/>
      <text:list xml:id="list31288680" text:continue-numbering="true" text:style-name="Check">
        <text:list-item>
          <text:list>
            <text:list-item>
              <text:p text:style-name="P17">OR get 10 for [ $36.00 ]</text:p>
            </text:list-item>
            <text:list-item>
              <text:p text:style-name="P17">Purchase @ <text:a xlink:type="simple" xlink:href="https://www.automationdirect.com/adc/Shopping/Catalog/Enclosures_-z-_Subpanels_-z-_Thermal_Management_-z-_Lighting/Enclosure_Parts_-a-_Accessories/Internal_Component_Mounting_Accessories/DIN_Rails/DN-R35SAL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</text:a> </text:p>
            </text:list-item>
          </text:list>
        </text:list-item>
      </text:list>
      <text:p text:style-name="P9"/>
      <text:list xml:id="list31287872" text:continue-numbering="true" text:style-name="Check">
        <text:list-item>
          <text:p text:style-name="P16">1” EMT Conduit Pipe sold @ 10-feet [ $7.25 @ 10-feet ]</text:p>
          <text:list>
            <text:list-item>
              <text:p text:style-name="P17">Purchase @ <text:a xlink:type="simple" xlink:href="https://www.homedepot.com/p/1-in-EMT-Conduit-101568/100400409" text:style-name="Internet_20_link" text:visited-style-name="Visited_20_Internet_20_Link">https://www.homedepot.com/p/1-in-EMT-Conduit-101568/100400409</text:a> </text:p>
            </text:list-item>
            <text:list-item>
              <text:p text:style-name="P17">1-3/16” (1.1875”) inside diameter measured</text:p>
            </text:list-item>
            <text:list-item>
              <text:p text:style-name="P17">1-4.5/16” (1.2813”) outside diameter measured</text:p>
            </text:list-item>
            <text:list-item>
              <text:p text:style-name="P17">See <text:a xlink:type="simple" xlink:href="https://creativeshelters.com/fittings/diameter" text:style-name="Internet_20_link" text:visited-style-name="Visited_20_Internet_20_Link">https://creativeshelters.com/fittings/diameter</text:a> </text:p>
            </text:list-item>
          </text:list>
        </text:list-item>
      </text:list>
      <text:p text:style-name="Contents_20_1"/>
      <text:h text:style-name="Heading_20_2" text:outline-level="2"><text:bookmark-start text:name="__RefHeading__508_2114326999"/>Power Materials ( $112.43 )<text:bookmark-end text:name="__RefHeading__508_2114326999"/></text:h>
      <text:p text:style-name="Contents_20_1"/>
      <text:list xml:id="list31314065" text:continue-numbering="true" text:style-name="Check">
        <text:list-item>
          <text:p text:style-name="P15">(3) 6Vdc Lead Acid Batteries [ $8.64/ea = $25.92 ]</text:p>
          <text:list>
            <text:list-item>
              <text:p text:style-name="P15"><text:a xlink:type="simple" xlink:href="https://www.walmart.com/ip/American-Hunter-DE645DC-6V-4-5A-HR-Rechargeable-Battery/40369551" text:style-name="Internet_20_link" text:visited-style-name="Visited_20_Internet_20_Link">https://www.walmart.com/ip/American-Hunter-DE645DC-6V-4-5A-HR-Rechargeable-Battery/40369551</text:a> </text:p>
            </text:list-item>
          </text:list>
        </text:list-item>
      </text:list>
      <text:p text:style-name="Contents_20_1"/>
      <text:list xml:id="list31305852" text:continue-numbering="true" text:style-name="Check">
        <text:list-item>
          <text:p text:style-name="P15">Solar Inverter 10.8Vdc to 30Vdc Grid Tie [ $86.51 ]</text:p>
          <text:list>
            <text:list-item>
              <text:p text:style-name="P15"><text:a xlink:type="simple" xlink:href="https://www.aliexpress.com/item/500w-on-grid-tie-solar-power-inverter-12v-24v-input-dc-to-home-voltage-220v-110v/32822544294.html" text:style-name="Internet_20_link" text:visited-style-name="Visited_20_Internet_20_Link">https://www.aliexpress.com/item/500w-on-grid-tie-solar-power-inverter-12v-24v-input-dc-to-home-voltage-220v-110v/32822544294.html</text:a> </text:p>
            </text:list-item>
          </text:list>
        </text:list-item>
      </text:list>
      <text:p text:style-name="Contents_20_1"/>
      <text:h text:style-name="Heading_20_2" text:outline-level="2">Plastic Filament for 3D-Prints ( $33.05 )</text:h>
      <text:p text:style-name="Contents_20_2"/>
      <text:list xml:id="list31300566" text:continue-numbering="true" text:style-name="Check">
        <text:list-item>
          <text:p text:style-name="P15">3D Printed Parts [ $20.13] ( Front to Back )</text:p>
          <text:list>
            <text:list-item>
              <text:p text:style-name="P15">Hub<text:tab/><text:tab/><text:tab/><text:tab/><text:tab/><text:tab/><text:tab/>=<text:tab/>260 grams<text:tab/><text:tab/><text:tab/>=<text:tab/>$5.85</text:p>
            </text:list-item>
            <text:list-item>
              <text:p text:style-name="P15">Hub-Gear<text:tab/><text:tab/><text:tab/><text:tab/>=<text:tab/>207 grams<text:tab/><text:tab/><text:tab/>=<text:tab/>$4.66</text:p>
            </text:list-item>
            <text:list-item>
              <text:p text:style-name="P15">Gear-1 <text:tab/><text:tab/><text:tab/><text:tab/><text:tab/>= <text:tab/>256 Grams <text:tab/><text:tab/><text:tab/>= <text:tab/>$5.76</text:p>
            </text:list-item>
            <text:list-item>
              <text:p text:style-name="P15">Gear-2<text:tab/><text:tab/><text:tab/><text:tab/><text:tab/><text:tab/>=<text:tab/>104 Grams<text:tab/><text:tab/><text:tab/>=<text:tab/>$2.34</text:p>
            </text:list-item>
            <text:list-item>
              <text:p text:style-name="P15">Gear-3<text:tab/><text:tab/><text:tab/><text:tab/><text:tab/><text:tab/>=<text:tab/>152 Grams<text:tab/><text:tab/><text:tab/>=<text:tab/>$3.42</text:p>
            </text:list-item>
            <text:list-item>
              <text:p text:style-name="P15">Gear-4<text:tab/><text:tab/><text:tab/><text:tab/><text:tab/><text:tab/>=<text:tab/>202 Grams<text:tab/><text:tab/><text:tab/>=<text:tab/>$4.54</text:p>
            </text:list-item>
            <text:list-item>
              <text:p text:style-name="P15">Gear-5<text:tab/><text:tab/><text:tab/><text:tab/><text:tab/><text:tab/>=<text:tab/>232 Grams<text:tab/><text:tab/><text:tab/>=<text:tab/>$5.22</text:p>
            </text:list-item>
            <text:list-item>
              <text:p text:style-name="P15">Gear-6 ( Alternator )<text:tab/><text:tab/>=<text:tab/> <text:s/>56 Grams<text:tab/><text:tab/><text:tab/>=<text:tab/>$1.26</text:p>
            </text:list-item>
            <text:list-item>
              <text:p text:style-name="P15"/>
            </text:list-item>
            <text:list-item>
              <text:p text:style-name="P15">Hub-Mount = 77 Grams = $1.73</text:p>
            </text:list-item>
            <text:list-item>
              <text:p text:style-name="P15">Alt-Lower-Mount = 219 Grams = $4.95</text:p>
            </text:list-item>
            <text:list-item>
              <text:p text:style-name="P15"><text:soft-page-break/>Post-Mount = 133 Grams = $2.99</text:p>
            </text:list-item>
          </text:list>
        </text:list-item>
      </text:list>
      <text:p text:style-name="Contents_20_2"/>
      <text:h text:style-name="Heading_20_1" text:outline-level="1"><text:bookmark-start text:name="__RefHeading__510_2114326999"/>Assembly Instructions<text:bookmark-end text:name="__RefHeading__510_2114326999"/></text:h>
      <text:p text:style-name="Contents_20_1"/>
      <text:h text:style-name="Heading_20_2" text:outline-level="2"><text:bookmark-start text:name="__RefHeading__512_2114326999"/>Frame<text:bookmark-end text:name="__RefHeading__512_2114326999"/></text:h>
      <text:p text:style-name="Contents_20_2"/>
      <text:list xml:id="list819174094403556091" text:style-name="MyList1">
        <text:list-item>
          <text:p text:style-name="P12">Connect (2) DIN Rails together with <text:span text:style-name="Placeholder">Post-Mount.stl</text:span></text:p>
          <text:list>
            <text:list-item>
              <text:p text:style-name="P12">Insert #10 Nuts into the side slots of the Post-Mount ( may require pounding in with a hammer and punch )</text:p>
            </text:list-item>
            <text:list-item>
              <text:p text:style-name="P12">Position Post-Mount between 2-DIN Rails centered around Slot #10 of both rails</text:p>
              <text:list>
                <text:list-item>
                  <text:p text:style-name="P12">One side-hole at Slot #9</text:p>
                </text:list-item>
                <text:list-item>
                  <text:p text:style-name="P12">One side-hole at Slot #11</text:p>
                </text:list-item>
              </text:list>
            </text:list-item>
            <text:list-item>
              <text:p text:style-name="P12">Insert (2) #10-24 x 3/4” machine screws on Non-Gear Side</text:p>
            </text:list-item>
          </text:list>
        </text:list-item>
      </text:list>
      <text:p text:style-name="Contents_20_2"/>
      <text:list xml:id="list31305074" text:continue-numbering="true" text:style-name="MyList1">
        <text:list-item>
          <text:p text:style-name="P12">Install Gear-2 and Gear-2-Standoff</text:p>
          <text:list>
            <text:list-item>
              <text:p text:style-name="P12"/>
            </text:list-item>
          </text:list>
        </text:list-item>
      </text:list>
      <text:list xml:id="list31284953" text:continue-list="list31289986" text:style-name="CheckContent4">
        <text:list-item>
          <text:p text:style-name="P13">Attach (2) DIN Rails to the <text:span text:style-name="Placeholder">Post-Mount.stl</text:span></text:p>
          <text:list>
            <text:list-item>
              <text:p text:style-name="P13">Install #10 Nuts into the Post-Mount</text:p>
            </text:list-item>
            <text:list-item>
              <text:p text:style-name="P13">Center Post-Mount around Din Rail Slot # 10</text:p>
            </text:list-item>
            <text:list-item>
              <text:p text:style-name="P13">Align first screw hole in DIN Rail Slot #9</text:p>
            </text:list-item>
            <text:list-item>
              <text:p text:style-name="P13">Align second screw hole in DIN Rail Slot #11</text:p>
            </text:list-item>
            <text:list-item>
              <text:p text:style-name="P13">(2) #10-24 x 3/4” machine screws &amp; nuts</text:p>
            </text:list-item>
          </text:list>
        </text:list-item>
      </text:list>
      <text:p text:style-name="Contents_20_2"/>
      <text:list xml:id="list31306846" text:continue-numbering="true" text:style-name="CheckContent4">
        <text:list-item>
          <text:p text:style-name="P13">Insert Nut in Hub-Mount</text:p>
          <text:list>
            <text:list-item>
              <text:p text:style-name="P13">Insert Nut in Hub-Mount</text:p>
            </text:list-item>
            <text:list-item>
              <text:p text:style-name="P13">Drive in (2) #10-24 x 3/4” machine screws &amp; nuts in very back of 1<text:span text:style-name="T5">st</text:span> slot into Hub-Mount</text:p>
            </text:list-item>
            <text:list-item>
              <text:p text:style-name="P13">Align second DIN ( Gear DIN ) to Hub-Mount on the right? side </text:p>
            </text:list-item>
            <text:list-item>
              <text:p text:style-name="P13">Drill through both DIN rails where 5/16” bolt will go</text:p>
            </text:list-item>
            <text:list-item>
              <text:p text:style-name="P13">Turn Over</text:p>
            </text:list-item>
            <text:list-item>
              <text:p text:style-name="P13">Drill through the DIN rail so 5/16” bolt can come through other side</text:p>
            </text:list-item>
            <text:list-item>
              <text:p text:style-name="P13">Insert 5/16” Bolt</text:p>
            </text:list-item>
          </text:list>
        </text:list-item>
      </text:list>
      <text:p text:style-name="Contents_20_2"/>
      <text:list xml:id="list31285584" text:continue-numbering="true" text:style-name="CheckContent4">
        <text:list-item>
          <text:p text:style-name="P13">Setup Brace DIN</text:p>
          <text:list>
            <text:list-item>
              <text:p text:style-name="P13">Drill out back of the 1<text:span text:style-name="T5">st</text:span> slot for 5/16” Bolt</text:p>
            </text:list-item>
          </text:list>
        </text:list-item>
      </text:list>
      <text:p text:style-name="Contents_20_2"/>
      <text:list xml:id="list31314414" text:continue-numbering="true" text:style-name="CheckContent4">
        <text:list-item>
          <text:p text:style-name="P13">Install first Gear</text:p>
          <text:list>
            <text:list-item>
              <text:p text:style-name="P13">Insert 5/16” x 5” bolt through Brace DIN, Gear DIN</text:p>
            </text:list-item>
            <text:list-item>
              <text:p text:style-name="P13">Through Washer</text:p>
            </text:list-item>
            <text:list-item>
              <text:p text:style-name="P13">Through Gear-1</text:p>
            </text:list-item>
            <text:list-item>
              <text:p text:style-name="P13">Through Gear-1-Spacer</text:p>
            </text:list-item>
            <text:list-item>
              <text:p text:style-name="P13">Through Hub-Mount</text:p>
            </text:list-item>
          </text:list>
        </text:list-item>
      </text:list>
      <text:p text:style-name="Contents_20_2"/>
      <text:list xml:id="list31316464" text:continue-numbering="true" text:style-name="CheckContent4">
        <text:list-item>
          <text:p text:style-name="P13">Install Second Gear FIRST</text:p>
          <text:list>
            <text:list-item>
              <text:p text:style-name="P13">This allows the Hole for the 1<text:span text:style-name="T5">st</text:span> Gear to be drilled correctly</text:p>
            </text:list-item>
            <text:list-item>
              <text:p text:style-name="P13"/>
            </text:list-item>
          </text:list>
        </text:list-item>
      </text:list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style:shadow="none">
        <style:tab-stops>
          <style:tab-stop style:position="0.1in"/>
        </style:tab-stops>
      </style:paragraph-properties>
      <style:text-properties style:font-name="Ebrima" fo:font-size="7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7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7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2.3</text:chapter></text:span><text:span text:style-name="MT1"> <text:s/></text:span><text:span text:style-name="MT1"><text:chapter text:display="name" text:outline-level="1">Materials ( $183.76 )</text:chapter></text:span><text:span text:style-name="MT1"> <text:s/>:: <text:s/></text:span><text:span text:style-name="MT1"><text:chapter text:display="name" text:outline-level="2">Plastic Filament for 3D-Prints ( $33.05 )</text:chapter></text:span><text:span text:style-name="MT1"> <text:s/>:: <text:s/></text:span><text:span text:style-name="MT1"><text:chapter text:display="name" text:outline-level="3">Plastic Filament for 3D-Prints ( $33.05 )</text:chapter></text:span><text:span text:style-name="MT1"> <text:s/>)</text:span><text:span text:style-name="MT2"> <text:s text:c="2"/></text:span>Page -<text:subject/><text:page-number text:select-page="current">3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3</text:page-number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7-12-10T11:11:31.20</dc:date>
    <dc:creator>Tom G</dc:creator>
    <meta:editing-duration>P89DT4H57M38S</meta:editing-duration>
    <meta:editing-cycles>2318</meta:editing-cycles>
    <meta:generator>OpenOffice/4.1.3$Win32 OpenOffice.org_project/413m1$Build-9783</meta:generator>
    <meta:document-statistic meta:table-count="1" meta:image-count="1" meta:object-count="0" meta:page-count="3" meta:paragraph-count="125" meta:word-count="664" meta:character-count="4148"/>
    <meta:user-defined meta:name="w2e_MetaAuthor">AC-Delco Alternator Windmill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AC-Delco Alternator Windmill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</office:meta>
</office:document-meta>
</file>